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305cm" svg:stroke-color="#008080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3.556cm" svg:x="16.748cm" svg:y="4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7.67cm" svg:y1="6.334cm" svg:x2="24.876cm" svg:y2="6.334cm">
          <text:p/>
        </draw:line>
        <draw:line draw:style-name="gr2" draw:text-style-name="P1" draw:layer="layout" svg:x1="27.67cm" svg:y1="10.398cm" svg:x2="24.876cm" svg:y2="10.398cm">
          <text:p/>
        </draw:line>
        <draw:line draw:style-name="gr2" draw:text-style-name="P1" draw:layer="layout" svg:x1="27.67cm" svg:y1="14.335cm" svg:x2="24.876cm" svg:y2="14.3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rge Herber</meta:initial-creator>
    <meta:creation-date>2014-02-28T00:38:44</meta:creation-date>
    <meta:generator>LibreOffice/4.0.2.2$Linux_X86_64 LibreOffice_project/400m0$Build-2</meta:generator>
    <meta:editing-cycles>1</meta:editing-cycles>
    <meta:editing-duration>P0D</meta:editing-duration>
    <dc:date>2014-02-28T06:46:47</dc:date>
    <dc:creator>Torge Herber</dc:creator>
    <meta:document-statistic meta:object-count="4"/>
  </office:meta>
</office:document-meta>
</file>